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1" style:family="text">
      <style:text-properties fo:font-size="16pt" style:text-underline-style="solid" style:text-underline-width="auto" style:text-underline-color="font-color" fo:font-weight="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text:tab/><text:tab/><text:tab/><text:tab/><text:tab/><text:span text:style-name="T1">PAGINACIÓN</text:span></text:p>
      <text:p text:style-name="Standard"/>
      <text:p text:style-name="Standard"><text:tab/>Para considerar la paginación, hay que tener en cuenta el diseño de la web. Solo hay un index.php, en el cual se muestra la cabecera, la sección principal 'id contenedor' donde estará todo el contenido principal de la web y el pie. La cabecera y el pie no cambian casi nunca, son elementos formados con peticiones JSON y montados los elementos HTML con JAVASCRIPT o principalmente JQUERY. </text:p>
      <text:p text:style-name="Standard"><text:tab/>Lo importante a considerar es que cualquier sección “hogar, moda, vehículos etc, etc más si lo hubiese cualquier subsección como por ejemplo vehículos-&gt;coches, o moda-&gt;ropa etc, etc” se montara su HTML, CSS y parte de programación en el <text:s/>' id contenedor' de index.html. Todo ello realizado con peticiones JSON y usando en la mayoría de casos las URLS como indice o guía para mostrar los datos correctos.</text:p>
      <text:p text:style-name="Standard"/>
      <text:p text:style-name="Standard"><text:tab/>Hay un script <text:s/>principal que hacen de intermediaria entre las distintas secciones que hay en la web <text:s/>con las vista finales donde se muestra la información. Este script se llama paginacion.js y el script encargado de mostrar la información en sí, es mostrarPost.js. Este script carga todo el contenido en index.php en el id 'contenedor'.</text:p>
      <text:p text:style-name="Standard"/>
      <text:p text:style-name="Standard"><text:tab/>Teniendo claro como ordenar y organizar las peticiones JSON es casi un juego poder mostrar en un 'section' HTML <text:s/>contenido muy variado. Ejemplo de peticiones:</text:p>
      <text:p text:style-name="Standard"/>
      <text:p text:style-name="Standard"><text:tab/>“En esta petición indicamos <text:s/>PPS =&gt; peticion post, osea un post genérico sin sección concreta, <text:s/>he inicio = 0, osea mostrara desde la posición 0 devuelta por la consulta SQL. Más tarde veremos el páginado”</text:p>
      <text:p text:style-name="Standard"/>
      <text:p text:style-name="Standard"><text:tab/>opcion=PPS&amp;inicio=0</text:p>
      <text:p text:style-name="Standard"/>
      <text:p text:style-name="Standard"><text:tab/>“En esta petición indicamos que la sección sea Moda,la subsección Ropa y que mostrara desde la posición devuelta 45 de la SQL. Por ejemplo este el caso de que alguien elija la sección 'moda' en el menú horizoltal y luego busque una subsección llamada 'ropa' ”</text:p>
      <text:p text:style-name="Standard"/>
      <text:p text:style-name="Standard"><text:tab/>opcion=PModa&amp;subseccion=Ropa&amp;inicio=45 </text:p>
      <text:p text:style-name="Standard"/>
      <text:p text:style-name="Standard"><text:tab/>Como podemos ver, organizando bien las peticiones JSON <text:s/>es bastante sencillo tanto paginar como mostrar mucho y diferente tipo de información sin estar navengando entre distintas páginas HTML. </text:p>
      <text:p text:style-name="Standard"/>
      <text:p text:style-name="Standard"><text:tab/>Aquí podemos ver una repuesta JSON de una petición en la que pedimos todos los 'posts' que contengan en palabras buscadas por la gente la palabra 'luz': </text:p>
      <text:p text:style-name="Standard"/>
      <text:p text:style-name="Standard"><text:tab/>Petición =&gt; opcion=ENCONTRADO&amp;ENCONTRAR=luz&amp;tabla=busco&amp;inicio=0</text:p>
      <text:p text:style-name="Standard"/>
      <text:p text:style-name="Standard"><text:tab/>JSON nos devuelve un array multidimensional, donde el primer array es el total de post encontrados para poder paginar y el segundo la información pedida.</text:p>
      <text:p text:style-name="Standard"/>
      <text:p text:style-name="Standard"><text:tab/>[{"totalRows":{"totalRows":"2","0":"2"}},{"nick":"carlos","0":"carlos","provincia":"Desconocido","1":"Desconocido","fecha":"18-04-2017","2":"18-04-2017","titulo":"prueba busquedas con mismas palabras","3":"prueba busquedas con mismas palabras"},]</text:p>
      <text:p text:style-name="Standard"/>
      <text:p text:style-name="Standard"><text:soft-page-break/></text:p>
      <text:p text:style-name="Standard"><text:s/><text:tab/>Veamos estos scripts como funcionan y que métodos y variables los compon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arlos neira</meta:initial-creator>
    <meta:creation-date>2017-04-27T16:06:35.58</meta:creation-date>
    <dc:date>2017-04-27T16:52:54.97</dc:date>
    <dc:creator>carlos neira</dc:creator>
    <meta:editing-duration>PT46M18S</meta:editing-duration>
    <meta:editing-cycles>4</meta:editing-cycles>
    <meta:generator>OpenOffice/4.1.2$Win32 OpenOffice.org_project/412m3$Build-9782</meta:generator>
    <meta:document-statistic meta:table-count="0" meta:image-count="0" meta:object-count="0" meta:page-count="2" meta:paragraph-count="15" meta:word-count="402" meta:character-count="2722"/>
  </office:meta>
</office:document-meta>
</file>